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80000036FEC92A60A4A35BD13.png" manifest:media-type="image/png"/>
  <manifest:file-entry manifest:full-path="Pictures/10000000000003F60000019ADA9ED02A73F41315.png" manifest:media-type="image/png"/>
  <manifest:file-entry manifest:full-path="Pictures/10000000000003FD000002CE33BD6B446D3A3F9E.png" manifest:media-type="image/png"/>
  <manifest:file-entry manifest:full-path="Pictures/10000000000004FF0000033411A5A0B07861ADBC.png" manifest:media-type="image/png"/>
  <manifest:file-entry manifest:full-path="Pictures/10000000000005710000014DA68FC2470610F66E.png" manifest:media-type="image/png"/>
  <manifest:file-entry manifest:full-path="Pictures/10000000000003F8000002E0F492D294424A1251.png" manifest:media-type="image/png"/>
  <manifest:file-entry manifest:full-path="Pictures/10000000000003FF00000270CD9E999B24C75635.png" manifest:media-type="image/png"/>
  <manifest:file-entry manifest:full-path="Pictures/100000000000058100000080A0FFA33854508853.png" manifest:media-type="image/png"/>
  <manifest:file-entry manifest:full-path="Pictures/10000000000005AF00000318482EF12E5E252AB1.png" manifest:media-type="image/png"/>
  <manifest:file-entry manifest:full-path="Pictures/1000000000000523000003A500CAC94CE37B887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047332" officeooo:paragraph-rsid="00047332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05fc3c" officeooo:paragraph-rsid="0005fc3c" style:font-size-asian="13.1000003814697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officeooo:rsid="00047332" officeooo:paragraph-rsid="00047332" style:font-size-asian="13.1000003814697pt" style:font-weight-asian="bold" style:font-size-complex="1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ЗСЭ. КПД</text:p>
      <text:p text:style-name="P1"/>
      <text:p text:style-name="P1"><draw:frame draw:style-name="fr3" draw:name="Image1" text:anchor-type="char" svg:width="17cm" svg:height="12.061cm" draw:z-index="0"><draw:image xlink:href="Pictures/1000000000000523000003A500CAC94CE37B8874.png" xlink:type="simple" xlink:show="embed" xlink:actuate="onLoad" loext:mime-type="image/png"/></draw:frame><draw:frame draw:style-name="fr1" draw:name="Image2" text:anchor-type="char" svg:x="0cm" svg:y="12.06cm" svg:width="17cm" svg:height="9.253cm" draw:z-index="1"><draw:image xlink:href="Pictures/10000000000005AF00000318482EF12E5E252AB1.png" xlink:type="simple" xlink:show="embed" xlink:actuate="onLoad" loext:mime-type="image/png"/></draw:frame><draw:frame draw:style-name="fr1" draw:name="Image3" text:anchor-type="char" svg:x="0.589cm" svg:y="21.311cm" svg:width="16.411cm" svg:height="1.49cm" draw:z-index="4"><draw:image xlink:href="Pictures/100000000000058100000080A0FFA33854508853.png" xlink:type="simple" xlink:show="embed" xlink:actuate="onLoad" loext:mime-type="image/png"/></draw:frame></text:p>
      <text:p text:style-name="P1"/>
      <text:p text:style-name="P1"><draw:frame draw:style-name="fr1" draw:name="Image4" text:anchor-type="char" svg:x="0.132cm" svg:y="-0.212cm" svg:width="17cm" svg:height="4.062cm" draw:z-index="2"><draw:image xlink:href="Pictures/10000000000005710000014DA68FC2470610F66E.png" xlink:type="simple" xlink:show="embed" xlink:actuate="onLoad" loext:mime-type="image/png"/></draw:frame><draw:frame draw:style-name="fr1" draw:name="Image5" text:anchor-type="char" svg:x="0.132cm" svg:y="3.849cm" svg:width="17cm" svg:height="10.899cm" draw:z-index="3"><draw:image xlink:href="Pictures/10000000000004FF0000033411A5A0B07861ADBC.png" xlink:type="simple" xlink:show="embed" xlink:actuate="onLoad" loext:mime-type="image/png"/></draw:frame><text:soft-page-break/></text:p>
      <text:p text:style-name="P1"/>
      <text:p text:style-name="P1"><draw:frame draw:style-name="fr1" draw:name="Image6" text:anchor-type="char" svg:x="0.132cm" svg:y="10.896cm" svg:width="17cm" svg:height="10.368cm" draw:z-index="6"><draw:image xlink:href="Pictures/10000000000003FF00000270CD9E999B24C75635.png" xlink:type="simple" xlink:show="embed" xlink:actuate="onLoad" loext:mime-type="image/png"/></draw:frame></text:p>
      <text:p text:style-name="P1"><draw:frame draw:style-name="fr1" draw:name="Image7" text:anchor-type="char" svg:x="0cm" svg:y="0.079cm" svg:width="17cm" svg:height="12.314cm" draw:z-index="7"><draw:image xlink:href="Pictures/10000000000003F8000002E0F492D294424A1251.png" xlink:type="simple" xlink:show="embed" xlink:actuate="onLoad" loext:mime-type="image/png"/></draw:frame><draw:frame draw:style-name="fr1" draw:name="Image8" text:anchor-type="char" svg:x="0cm" svg:y="12.234cm" svg:width="17cm" svg:height="11.954cm" draw:z-index="8"><draw:image xlink:href="Pictures/10000000000003FD000002CE33BD6B446D3A3F9E.png" xlink:type="simple" xlink:show="embed" xlink:actuate="onLoad" loext:mime-type="image/png"/></draw:frame><text:soft-page-break/></text:p>
      <text:p text:style-name="P1"/>
      <text:p text:style-name="P1"><draw:frame draw:style-name="fr1" draw:name="Image9" text:anchor-type="char" svg:x="0cm" svg:y="-0.053cm" svg:width="17cm" svg:height="6.872cm" draw:z-index="9"><draw:image xlink:href="Pictures/10000000000003F60000019ADA9ED02A73F41315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Ответы</text:p>
      <text:p text:style-name="P2"/>
      <text:p text:style-name="P2"><draw:frame draw:style-name="fr2" draw:name="Image14" text:anchor-type="char" svg:width="17cm" svg:height="14.478cm" draw:z-index="5"><draw:image xlink:href="Pictures/10000000000004080000036FEC92A60A4A35BD13.png" xlink:type="simple" xlink:show="embed" xlink:actuate="onLoad" loext:mime-type="image/png"/></draw:frame></text:p>
      <text:p text:style-name="P2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  <style:text-properties fo:font-size="12pt" fo:font-weight="normal" officeooo:rsid="00000000" style:font-size-asian="10.5pt" style:font-weight-asian="normal" style:font-size-complex="12pt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3T14:13:15.366577429</meta:creation-date>
    <dc:date>2022-07-03T14:51:24.055910800</dc:date>
    <meta:editing-duration>PT5M18S</meta:editing-duration>
    <meta:editing-cycles>2</meta:editing-cycles>
    <meta:generator>LibreOffice/6.4.7.2$Linux_X86_64 LibreOffice_project/40$Build-2</meta:generator>
    <meta:document-statistic meta:table-count="0" meta:image-count="10" meta:object-count="0" meta:page-count="5" meta:paragraph-count="2" meta:word-count="3" meta:character-count="14" meta:non-whitespace-character-count="13"/>
  </office:meta>
</office:document-meta>
</file>